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35cm" svg:stroke-color="#ed1c24" draw:marker-start-width="0.077cm" draw:marker-end-width="0.077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dash" draw:stroke-dash="Dashed_20__28_var_29_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3cm" svg:y1="4.5cm" svg:x2="5.3cm" svg:y2="3.9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49cm" svg:height="0.962cm" svg:x="6.727cm" svg:y="2.242cm">
          <draw:text-box>
            <text:p><text:span text:style-name="T1">T2</text:span>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4" draw:layer="layout" svg:width="1.556cm" svg:height="0.962cm" svg:x="6.495cm" svg:y="3.184cm">
          <draw:text-box>
            <text:p><text:span text:style-name="T1">dp9</text:span></text:p>
          </draw:text-box>
        </draw:frame>
        <draw:line draw:style-name="gr31" draw:text-style-name="P1" draw:layer="layout" svg:x1="10.6cm" svg:y1="4.2cm" svg:x2="11.4cm" svg:y2="4.5cm">
          <text:p/>
        </draw:line>
        <draw:line draw:style-name="gr31" draw:text-style-name="P1" draw:layer="layout" svg:x1="7.6cm" svg:y1="2.8cm" svg:x2="11.7cm" svg:y2="4.4cm">
          <text:p/>
        </draw:line>
        <draw:frame draw:style-name="gr32" draw:text-style-name="P2" draw:layer="layout" svg:width="1.205cm" svg:height="0.962cm" svg:x="12.995cm" svg:y="3.938cm">
          <draw:text-box>
            <text:p>36</text:p>
          </draw:text-box>
        </draw:frame>
        <draw:frame draw:style-name="gr32" draw:text-style-name="P2" draw:layer="layout" svg:width="1.205cm" svg:height="0.962cm" svg:x="10.295cm" svg:y="4.038cm">
          <draw:text-box>
            <text:p>34</text:p>
          </draw:text-box>
        </draw:frame>
        <draw:frame draw:style-name="gr32" draw:text-style-name="P2" draw:layer="layout" svg:width="1.205cm" svg:height="0.962cm" svg:x="11.4cm" svg:y="3cm">
          <draw:text-box>
            <text:p>15</text:p>
          </draw:text-box>
        </draw:frame>
        <draw:frame draw:style-name="gr32" draw:text-style-name="P2" draw:layer="layout" svg:width="1.205cm" svg:height="0.962cm" svg:x="11.695cm" svg:y="3.59cm">
          <draw:text-box>
            <text:p>37</text:p>
          </draw:text-box>
        </draw:frame>
        <draw:frame draw:style-name="gr32" draw:text-style-name="P2" draw:layer="layout" svg:width="1.205cm" svg:height="0.962cm" svg:x="7.6cm" svg:y="2.3cm">
          <draw:text-box>
            <text:p>35</text:p>
          </draw:text-box>
        </draw:frame>
        <draw:frame draw:style-name="gr32" draw:text-style-name="P2" draw:layer="layout" svg:width="1.205cm" svg:height="0.962cm" svg:x="9.5cm" svg:y="1.838cm">
          <draw:text-box>
            <text:p>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01T11:16:29.663744857</dc:date>
    <meta:editing-duration>P10DT2H55M4S</meta:editing-duration>
    <meta:editing-cycles>50</meta:editing-cycles>
    <meta:generator>LibreOffice/6.0.7.3$Linux_X86_64 LibreOffice_project/00m0$Build-3</meta:generator>
    <meta:document-statistic meta:object-count="101"/>
  </office:meta>
</office:document-meta>
</file>